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0.034cm" fo:min-width="0cm"/>
    </style:style>
    <style:style style:name="gr10" style:family="graphic" style:parent-style-name="objectwithoutfill">
      <style:graphic-properties svg:stroke-width="0.035cm" svg:stroke-color="#ffffff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ff" fo:font-size="15pt" style:font-size-asian="15pt" style:font-size-complex="15pt"/>
    </style:style>
    <style:style style:name="P3" style:family="paragraph">
      <loext:graphic-properties draw:fill="none" draw:fill-color="#ffffff"/>
      <style:paragraph-properties style:writing-mode="lr-tb"/>
      <style:text-properties fo:color="#ff0000" fo:font-size="15pt" style:font-size-asian="15pt" style:font-size-complex="15pt"/>
    </style:style>
    <style:style style:name="P4" style:family="paragraph">
      <loext:graphic-properties draw:fill="none" draw:fill-color="#ffffff"/>
      <style:paragraph-properties style:writing-mode="lr-tb"/>
      <style:text-properties fo:color="#34eb5e"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text-position="0% 100%" fo:font-size="22pt" style:font-size-asian="22pt" style:font-size-complex="22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2.48cm" svg:y1="7.4cm" svg:x2="2.48cm" svg:y2="3.534cm">
            <text:p/>
          </draw:line>
          <draw:line draw:style-name="gr2" draw:text-style-name="P1" draw:layer="layout" svg:x1="2.48cm" svg:y1="7.414cm" svg:x2="5.918cm" svg:y2="9.334cm">
            <text:p/>
          </draw:line>
          <draw:line draw:style-name="gr3" draw:text-style-name="P1" draw:layer="layout" svg:x1="2.467cm" svg:y1="7.401cm" svg:x2="5.918cm" svg:y2="5.434cm">
            <text:p/>
          </draw:line>
          <draw:frame draw:style-name="gr4" draw:text-style-name="P2" draw:layer="layout" svg:width="0.972cm" svg:height="0.966cm" svg:x="2.218cm" svg:y="2.634cm">
            <draw:text-box>
              <text:p><text:span text:style-name="T1">z</text:span><text:span text:style-name="T2">A</text:span></text:p>
            </draw:text-box>
          </draw:frame>
          <draw:frame draw:style-name="gr4" draw:text-style-name="P3" draw:layer="layout" svg:width="0.972cm" svg:height="0.966cm" svg:x="5.88cm" svg:y="8.834cm">
            <draw:text-box>
              <text:p><text:span text:style-name="T3">x</text:span><text:span text:style-name="T4">A</text:span></text:p>
            </draw:text-box>
          </draw:frame>
          <draw:frame draw:style-name="gr4" draw:text-style-name="P4" draw:layer="layout" svg:width="0.972cm" svg:height="0.966cm" svg:x="5.918cm" svg:y="4.668cm">
            <draw:text-box>
              <text:p><text:span text:style-name="T5">y</text:span><text:span text:style-name="T6">A</text:span></text:p>
            </draw:text-box>
          </draw:frame>
        </draw:g>
        <draw:g>
          <draw:line draw:style-name="gr1" draw:text-style-name="P1" draw:layer="layout" svg:x1="9.961cm" svg:y1="5.044cm" svg:x2="8.005cm" svg:y2="1.71cm">
            <text:p/>
          </draw:line>
          <draw:line draw:style-name="gr2" draw:text-style-name="P1" draw:layer="layout" svg:x1="9.969cm" svg:y1="5.057cm" svg:x2="13.906cm" svg:y2="4.973cm">
            <text:p/>
          </draw:line>
          <draw:line draw:style-name="gr3" draw:text-style-name="P1" draw:layer="layout" svg:x1="9.951cm" svg:y1="5.052cm" svg:x2="11.932cm" svg:y2="1.609cm">
            <text:p/>
          </draw:line>
          <draw:frame draw:style-name="gr4" draw:text-style-name="P2" draw:layer="layout" svg:width="0.972cm" svg:height="0.966cm" svg:x="7.501cm" svg:y="0.754cm">
            <draw:text-box>
              <text:p><text:span text:style-name="T1">z</text:span><text:span text:style-name="T2">B</text:span></text:p>
            </draw:text-box>
          </draw:frame>
          <draw:frame draw:style-name="gr4" draw:text-style-name="P3" draw:layer="layout" svg:width="0.972cm" svg:height="0.966cm" svg:x="13.797cm" svg:y="4.249cm">
            <draw:text-box>
              <text:p><text:span text:style-name="T3">x</text:span><text:span text:style-name="T4">B</text:span></text:p>
            </draw:text-box>
          </draw:frame>
          <draw:frame draw:style-name="gr4" draw:text-style-name="P4" draw:layer="layout" svg:width="0.972cm" svg:height="0.966cm" svg:x="11.721cm" svg:y="0.636cm">
            <draw:text-box>
              <text:p><text:span text:style-name="T5">y</text:span><text:span text:style-name="T6">B</text:span></text:p>
            </draw:text-box>
          </draw:frame>
        </draw:g>
        <draw:g>
          <draw:line draw:style-name="gr1" draw:text-style-name="P1" draw:layer="layout" svg:x1="16.866cm" svg:y1="3.535cm" svg:x2="19.848cm" svg:y2="1.075cm">
            <text:p/>
          </draw:line>
          <draw:line draw:style-name="gr2" draw:text-style-name="P1" draw:layer="layout" svg:x1="16.856cm" svg:y1="3.544cm" svg:x2="17.563cm" svg:y2="7.418cm">
            <text:p/>
          </draw:line>
          <draw:line draw:style-name="gr3" draw:text-style-name="P1" draw:layer="layout" svg:x1="16.857cm" svg:y1="3.526cm" svg:x2="20.57cm" svg:y2="4.936cm">
            <text:p/>
          </draw:line>
          <draw:frame draw:style-name="gr5" draw:text-style-name="P2" draw:layer="layout" svg:width="0.989cm" svg:height="0.966cm" svg:x="19.823cm" svg:y="0.506cm">
            <draw:text-box>
              <text:p><text:span text:style-name="T1">z</text:span><text:span text:style-name="T2">C</text:span></text:p>
            </draw:text-box>
          </draw:frame>
          <draw:frame draw:style-name="gr5" draw:text-style-name="P3" draw:layer="layout" svg:width="0.989cm" svg:height="0.966cm" svg:x="17.371cm" svg:y="7.276cm">
            <draw:text-box>
              <text:p><text:span text:style-name="T3">x</text:span><text:span text:style-name="T4">C</text:span></text:p>
            </draw:text-box>
          </draw:frame>
          <draw:frame draw:style-name="gr5" draw:text-style-name="P4" draw:layer="layout" svg:width="0.989cm" svg:height="0.966cm" svg:x="20.609cm" svg:y="4.655cm">
            <draw:text-box>
              <text:p><text:span text:style-name="T5">y</text:span><text:span text:style-name="T6">C</text:span></text:p>
            </draw:text-box>
          </draw:frame>
        </draw:g>
        <draw:frame draw:style-name="gr6" draw:text-style-name="P5" draw:layer="layout" svg:width="1.4cm" svg:height="1.305cm" svg:x="4.591cm" svg:y="2.8cm">
          <draw:text-box>
            <text:p><text:span text:style-name="T7">T</text:span><text:span text:style-name="T8">A</text:span></text:p>
          </draw:text-box>
        </draw:frame>
        <draw:frame draw:style-name="gr7" draw:text-style-name="P5" draw:layer="layout" svg:width="4.3cm" svg:height="1.984cm" svg:x="13.791cm" svg:y="2.1cm">
          <draw:text-box>
            <text:p><text:span text:style-name="T7">T</text:span><text:span text:style-name="T8">B</text:span></text:p>
          </draw:text-box>
        </draw:frame>
        <draw:frame draw:style-name="gr7" draw:text-style-name="P5" draw:layer="layout" svg:width="4.3cm" svg:height="1.984cm" svg:x="11.291cm" svg:y="8.9cm">
          <draw:text-box>
            <text:p><text:span text:style-name="T7">T</text:span><text:span text:style-name="T8">A <text:s/></text:span><text:span text:style-name="T9">=?</text:span></text:p>
          </draw:text-box>
        </draw:frame>
        <draw:frame draw:style-name="gr8" draw:text-style-name="P6" draw:layer="layout" svg:width="0.6cm" svg:height="0.763cm" svg:x="5.091cm" svg:y="2.775cm">
          <draw:text-box>
            <text:p><text:span text:style-name="T10">B</text:span></text:p>
          </draw:text-box>
        </draw:frame>
        <draw:frame draw:style-name="gr8" draw:text-style-name="P6" draw:layer="layout" svg:width="0.6cm" svg:height="0.763cm" svg:x="14.291cm" svg:y="1.975cm">
          <draw:text-box>
            <text:p><text:span text:style-name="T10">C</text:span></text:p>
          </draw:text-box>
        </draw:frame>
        <draw:frame draw:style-name="gr8" draw:text-style-name="P6" draw:layer="layout" svg:width="0.6cm" svg:height="0.763cm" svg:x="11.791cm" svg:y="8.8cm">
          <draw:text-box>
            <text:p><text:span text:style-name="T10">C</text:span></text:p>
          </draw:text-box>
        </draw:frame>
        <draw:custom-shape draw:style-name="gr9" draw:text-style-name="P7" xml:id="id1" draw:id="id1" draw:layer="layout" svg:width="0.4cm" svg:height="0.4cm" svg:x="3.79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2" draw:id="id2" draw:layer="layout" svg:width="0.4cm" svg:height="0.4cm" svg:x="8.09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3" draw:id="id3" draw:layer="layout" svg:width="0.4cm" svg:height="0.4cm" svg:x="11.99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4" draw:id="id4" draw:layer="layout" svg:width="0.4cm" svg:height="0.4cm" svg:x="16.29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0.4cm" svg:height="0.4cm" svg:x="6.79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6" draw:id="id6" draw:layer="layout" svg:width="0.4cm" svg:height="0.4cm" svg:x="16.39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3.991cm" svg:y1="5.2cm" svg:x2="8.091cm" svg:y2="4.1cm" draw:start-shape="id1" draw:start-glue-point="4" draw:end-shape="id2" draw:end-glue-point="6" svg:d="M3991 5200c0-734 1366-1100 4100-1100" svg:viewBox="0 0 4101 1101">
          <text:p/>
        </draw:connector>
        <draw:connector draw:style-name="gr11" draw:text-style-name="P1" draw:layer="layout" draw:type="curve" svg:x1="12.333cm" svg:y1="3.358cm" svg:x2="16.491cm" svg:y2="4.1cm" draw:start-shape="id3" draw:start-glue-point="11" draw:end-shape="id4" draw:end-glue-point="4" svg:d="M12333 3358c2772 0 4158 247 4158 742" svg:viewBox="0 0 4159 743">
          <text:p/>
        </draw:connector>
        <draw:connector draw:style-name="gr10" draw:text-style-name="P1" draw:layer="layout" draw:type="curve" svg:x1="7.133cm" svg:y1="8.558cm" svg:x2="16.591cm" svg:y2="7.6cm" draw:start-shape="id5" draw:start-glue-point="11" draw:end-shape="id6" draw:end-glue-point="8" svg:d="M7133 8558c6306 0 9458-319 9458-958" svg:viewBox="0 0 9459 959">
          <text:p/>
        </draw:connector>
        <draw:frame draw:style-name="gr6" draw:text-style-name="P5" draw:layer="layout" svg:width="1.4cm" svg:height="1.305cm" svg:x="1.591cm" svg:y="7.695cm">
          <draw:text-box>
            <text:p><text:span text:style-name="T9">F</text:span><text:span text:style-name="T8">A</text:span></text:p>
          </draw:text-box>
        </draw:frame>
        <draw:frame draw:style-name="gr6" draw:text-style-name="P5" draw:layer="layout" svg:width="1.4cm" svg:height="1.305cm" svg:x="9.191cm" svg:y="5.2cm">
          <draw:text-box>
            <text:p><text:span text:style-name="T9">F</text:span><text:span text:style-name="T8">B</text:span></text:p>
          </draw:text-box>
        </draw:frame>
        <draw:frame draw:style-name="gr6" draw:text-style-name="P5" draw:layer="layout" svg:width="1.4cm" svg:height="1.305cm" svg:x="16.091cm" svg:y="1.895cm">
          <draw:text-box>
            <text:p><text:span text:style-name="T9">F</text:span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.091cm" fo:margin-right="0.007cm" fo:page-width="23.622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0:27:48.186000000</meta:creation-date>
    <dc:date>2024-11-10T11:29:51.837171333</dc:date>
    <meta:editing-duration>P8DT11H3M31S</meta:editing-duration>
    <meta:editing-cycles>10</meta:editing-cycles>
    <meta:generator>LibreOffice/6.4.7.2$Linux_X86_64 LibreOffice_project/40$Build-2</meta:generator>
    <meta:document-statistic meta:object-count="39"/>
  </office:meta>
</office:document-meta>
</file>